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85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2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9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pecification valid for Shared Memory API Version 0</text:p>
          </table:table-cell>
          <table:covered-table-cell table:number-columns-repeated="7"/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Default Data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VPVR</text:p>
          </table:table-cell>
          <table:table-cell office:value-type="string" calcext:value-type="string">
            <text:p>Just to make sure this is the right file</text:p>
          </table:table-cell>
        </table:table-row>
        <table:table-row table:style-name="ro1">
          <table:table-cell table:formula="of:=[.A3]+[.B3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VR</text:p>
          </table:table-cell>
          <table:table-cell office:value-type="string" calcext:value-type="string">
            <text:p>Version number of the shared memory API; Must be counted up for incompatible changes</text:p>
          </table:table-cell>
        </table:table-row>
        <table:table-row table:style-name="ro1">
          <table:table-cell table:formula="of:=[.A4]+[.B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_VER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VR</text:p>
          </table:table-cell>
          <table:table-cell office:value-type="string" calcext:value-type="string">
            <text:p>Minimum Version supported</text:p>
          </table:table-cell>
        </table:table-row>
        <table:table-row table:style-name="ro1">
          <table:table-cell table:formula="of:=[.A5]+[.B5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X_VER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VR</text:p>
          </table:table-cell>
          <table:table-cell office:value-type="string" calcext:value-type="string">
            <text:p>Maximum Version supported</text:p>
          </table:table-cell>
        </table:table-row>
        <table:table-row table:style-name="ro1">
          <table:table-cell table:formula="of:=[.A6]+[.B6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EE_SLOTS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VR</text:p>
          </table:table-cell>
          <table:table-cell office:value-type="string" calcext:value-type="string">
            <text:p>Number of free slots</text:p>
          </table:table-cell>
        </table:table-row>
        <table:table-row table:style-name="ro1">
          <table:table-cell table:formula="of:=[.A7]+[.B7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formula="of:=[.A8]+[.B8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XT_SLOT_OFFSET</text:p>
          </table:table-cell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L</text:p>
          </table:table-cell>
          <table:table-cell office:value-type="string" calcext:value-type="string">
            <text:p>AbsoluteOffset in Bytes for next free slot index. To allocate Read the value and replace it with 0xffffffffffffffff. If it is already 0xffffffffffffffff wait at least 10ms and try again</text:p>
          </table:table-cell>
        </table:table-row>
        <table:table-row table:style-name="ro1">
          <table:table-cell table:formula="of:=[.A9]+[.B9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VR</text:p>
          </table:table-cell>
          <table:table-cell office:value-type="string" calcext:value-type="string">
            <text:p>Total Memory Size</text:p>
          </table:table-cell>
        </table:table-row>
        <table:table-row table:style-name="ro1">
          <table:table-cell table:formula="of:=[.A10]+[.B10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VR</text:p>
          </table:table-cell>
          <table:table-cell office:value-type="string" calcext:value-type="string">
            <text:p>Largest available memory block</text:p>
          </table:table-cell>
        </table:table-row>
        <table:table-row table:style-name="ro1">
          <table:table-cell table:formula="of:=[.A11]+[.B11]"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office:value-type="string" calcext:value-type="string">
            <text:p>None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formula="of:=[.A12]+[.B12]" office:value-type="float" office:value="128" calcext:value-type="float">
            <text:p>128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Slot structure (relative to NEXT_SLOT_OFFSET), Default Data contains the data before the slot is aquired. For API Version 0 Slot size is at least 128 Bytes</text:p>
          </table:table-cell>
          <table:covered-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QUEST_ID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If this value is NONE every application is allowed to write its ID here (see Allocationg a Slot for details)</text:p>
          </table:table-cell>
        </table:table-row>
        <table:table-row table:style-name="ro1">
          <table:table-cell table:formula="of:=[.A17]+[.B1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CK_ID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PVR</text:p>
          </table:table-cell>
          <table:table-cell/>
        </table:table-row>
        <table:table-row table:style-name="ro1">
          <table:table-cell table:formula="of:=[.A18]+[.B1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QUEST_RND</text:p>
          </table:table-cell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table:formula="of:=[.A19]+[.B19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K_RND</text:p>
          </table:table-cell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PVR</text:p>
          </table:table-cell>
          <table:table-cell/>
        </table:table-row>
        <table:table-row table:style-name="ro1">
          <table:table-cell table:formula="of:=[.A20]+[.B20]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FFSET</text:p>
          </table:table-cell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RVR</text:p>
          </table:table-cell>
          <table:table-cell office:value-type="string" calcext:value-type="string">
            <text:p>Absolute Offset in Bytes for the requested datablock if &gt;0. If 0 block is not assigned (yet).</text:p>
          </table:table-cell>
        </table:table-row>
        <table:table-row table:style-name="ro1">
          <table:table-cell table:formula="of:=[.A21]+[.B21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UINT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NER</text:p>
          </table:table-cell>
          <table:table-cell/>
        </table:table-row>
        <table:table-row table:style-name="ro1">
          <table:table-cell table:formula="of:=[.A22]+[.B22]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API version used by OWNER. Note: MIN_VER &lt;= VERSION &lt;=MAX_VER. Otherwise VPVR will set ACK_ID to FAIL</text:p>
          </table:table-cell>
        </table:table-row>
        <table:table-row table:style-name="ro1">
          <table:table-cell table:formula="of:=[.A23]+[.B23]"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tatus of the client. 0 means initialising, 1 initialized, 2 data can be read by VPVR</text:p>
          </table:table-cell>
        </table:table-row>
        <table:table-row table:style-name="ro1">
          <table:table-cell table:formula="of:=[.A24]+[.B24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DMD for DMDs, BG for Backglass. For Version 0 only up to one DMD and up to one BG is supported.</text:p>
          </table:table-cell>
        </table:table-row>
        <table:table-row table:style-name="ro1">
          <table:table-cell table:formula="of:=[.A25]+[.B25]"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formula="of:=[.A26]+[.B26]"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Image Slot structure (DATA_TYPE=DMD or BG) – do not change values of (OWNER) after changing the frame counters</text:p>
          </table:table-cell>
          <table:covered-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Image Width in Pixels</text:p>
          </table:table-cell>
        </table:table-row>
        <table:table-row table:style-name="ro1">
          <table:table-cell table:formula="of:=[.A29]+[.B29]"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Image Height in Pixels</text:p>
          </table:table-cell>
        </table:table-row>
        <table:table-row table:style-name="ro1">
          <table:table-cell table:formula="of:=[.A30]+[.B30]"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INT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Number of Image Buffers. Must be set to 1 at the moment (might be useful to prevent tearing in later API versions)</text:p>
          </table:table-cell>
        </table:table-row>
        <table:table-row table:style-name="ro1">
          <table:table-cell table:formula="of:=[.A31]+[.B31]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MD_POS</text:p>
          </table:table-cell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(OWNER)</text:p>
          </table:table-cell>
          <table:table-cell office:value-type="string" calcext:value-type="string">
            <text:p>If DATA_TYPE is BG this is the location of where the DMD is shown. Top,Left,Width,Height in relative coordinates to the Image Size (so 0,0,1,1 would be the entire BG for DMD).</text:p>
          </table:table-cell>
        </table:table-row>
        <table:table-row table:style-name="ro1">
          <table:table-cell table:formula="of:=[.A32]+[.B32]"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GL_ENUM of the Picture Format</text:p>
          </table:table-cell>
        </table:table-row>
        <table:table-row table:style-name="ro1">
          <table:table-cell table:formula="of:=[.A33]+[.B33]"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GL_ENUM of the Picture Type</text:p>
          </table:table-cell>
        </table:table-row>
        <table:table-row table:style-name="ro1">
          <table:table-cell table:formula="of:=[.A34]+[.B34]"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ZZLE</text:p>
          </table:table-cell>
          <table:table-cell office:value-type="string" calcext:value-type="string">
            <text:p>ch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OWNER)</text:p>
          </table:table-cell>
          <table:table-cell office:value-type="string" calcext:value-type="string">
            <text:p>How should the Data swizzled for render usage. Can be any combination of R,G,B,A. E.g. RRRA creates a Grey/Alpha texture from the red and alpha channel</text:p>
          </table:table-cell>
        </table:table-row>
        <table:table-row table:style-name="ro1">
          <table:table-cell table:formula="of:=[.A35]+[.B35]"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_START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et to 1 before starting to write the first image data. Count up whenever you start updating the image data</text:p>
          </table:table-cell>
        </table:table-row>
        <table:table-row table:style-name="ro1">
          <table:table-cell table:formula="of:=[.A36]+[.B36]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C_DONE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Set to 1 after finishing to write the first image data. Count up whenever you finished updating the image data.</text:p>
          </table:table-cell>
        </table:table-row>
        <table:table-row table:style-name="ro1">
          <table:table-cell table:formula="of:=[.A37]+[.B37]"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_START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VR</text:p>
          </table:table-cell>
          <table:table-cell office:value-type="string" calcext:value-type="string">
            <text:p>Is set to FC_DONE when start reading image data.</text:p>
          </table:table-cell>
        </table:table-row>
        <table:table-row table:style-name="ro1">
          <table:table-cell table:formula="of:=[.A38]+[.B38]"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_DONE</text:p>
          </table:table-cell>
          <table:table-cell office:value-type="string" calcext:value-type="string">
            <text:p>UINT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PVR</text:p>
          </table:table-cell>
          <table:table-cell office:value-type="string" calcext:value-type="string">
            <text:p>Is set to FR_START when finished reading image data.</text:p>
          </table:table-cell>
        </table:table-row>
        <table:table-row table:style-name="ro1">
          <table:table-cell table:formula="of:=[.A39]+[.B39]" office:value-type="float" office:value="114" calcext:value-type="float">
            <text:p>114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table:formula="of:=[.A40]+[.B40]" office:value-type="float" office:value="128" calcext:value-type="float">
            <text:p>1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12:31:35.482000000</meta:creation-date>
    <dc:date>2019-06-20T22:23:05.806000000</dc:date>
    <meta:editing-duration>PT7H34M4S</meta:editing-duration>
    <meta:editing-cycles>4</meta:editing-cycles>
    <meta:generator>LibreOffice/6.2.0.3$Windows_X86_64 LibreOffice_project/98c6a8a1c6c7b144ce3cc729e34964b47ce25d62</meta:generator>
    <meta:document-statistic meta:table-count="1" meta:cell-count="242" meta:object-count="0"/>
  </office:meta>
</office:document-meta>
</file>